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LUIS NEY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ICOLA DON LUCHO S.A.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EIRA ZARATE, LUIS ALEJAND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6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4007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2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6:10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7:20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1:13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